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a34e1"/>
    </style:style>
    <style:style style:name="P2" style:family="paragraph" style:parent-style-name="Standard">
      <style:text-properties officeooo:rsid="001a34e1" officeooo:paragraph-rsid="001a34e1"/>
    </style:style>
    <style:style style:name="P3" style:family="paragraph" style:parent-style-name="Standard">
      <style:text-properties officeooo:rsid="001a34e1" officeooo:paragraph-rsid="001a7ba3"/>
    </style:style>
    <style:style style:name="P4" style:family="paragraph" style:parent-style-name="Standard">
      <style:text-properties officeooo:rsid="001a7ba3" officeooo:paragraph-rsid="001a7ba3"/>
    </style:style>
    <style:style style:name="P5" style:family="paragraph" style:parent-style-name="Standard">
      <style:text-properties fo:font-size="14pt" officeooo:rsid="001de39c" officeooo:paragraph-rsid="001a7ba3"/>
    </style:style>
    <style:style style:name="P6" style:family="paragraph" style:parent-style-name="Standard">
      <style:text-properties officeooo:paragraph-rsid="00201e6e"/>
    </style:style>
    <style:style style:name="P7" style:family="paragraph" style:parent-style-name="Text_20_body">
      <style:text-properties officeooo:rsid="001a7ba3" officeooo:paragraph-rsid="001a7ba3"/>
    </style:style>
    <style:style style:name="P8" style:family="paragraph" style:parent-style-name="Standard">
      <style:text-properties officeooo:paragraph-rsid="002867b4"/>
    </style:style>
    <style:style style:name="P9" style:family="paragraph" style:parent-style-name="Standard">
      <style:paragraph-properties fo:text-align="start" style:justify-single-word="false"/>
      <style:text-properties officeooo:paragraph-rsid="00201e6e"/>
    </style:style>
    <style:style style:name="P10" style:family="paragraph" style:parent-style-name="Standard">
      <style:paragraph-properties fo:text-align="start" style:justify-single-word="false"/>
      <style:text-properties officeooo:rsid="0029157a" officeooo:paragraph-rsid="0029157a"/>
    </style:style>
    <style:style style:name="P11" style:family="paragraph" style:parent-style-name="Text_20_body">
      <style:paragraph-properties fo:text-align="start" style:justify-single-word="false"/>
      <style:text-properties officeooo:paragraph-rsid="00201e6e"/>
    </style:style>
    <style:style style:name="T1" style:family="text">
      <style:text-properties officeooo:rsid="001a7ba3"/>
    </style:style>
    <style:style style:name="T2" style:family="text">
      <style:text-properties fo:color="#0000ff" style:text-underline-style="solid" style:text-underline-width="auto" style:text-underline-color="font-color"/>
    </style:style>
    <style:style style:name="T3" style:family="text">
      <style:text-properties officeooo:rsid="001de39c"/>
    </style:style>
    <style:style style:name="T4" style:family="text">
      <style:text-properties fo:font-size="14pt" officeooo:rsid="001de39c"/>
    </style:style>
    <style:style style:name="T5" style:family="text">
      <style:text-properties officeooo:rsid="00201e6e"/>
    </style:style>
    <style:style style:name="T6" style:family="text">
      <style:text-properties officeooo:rsid="00201e6e" loext:padding="0in" loext:border="none"/>
    </style:style>
    <style:style style:name="T7" style:family="text">
      <style:text-properties loext:padding="0in" loext:border="none"/>
    </style:style>
    <style:style style:name="T8" style:family="text">
      <style:text-properties officeooo:rsid="002193d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namelix.com/" text:style-name="Internet_20_link" text:visited-style-name="Visited_20_Internet_20_Link">https://namelix.com/</text:a></text:p>
      <text:p text:style-name="P1"><text:a xlink:type="simple" xlink:href="https://namelix.com/" office:target-frame-name="_blank" xlink:show="new" text:style-name="Internet_20_link" text:visited-style-name="Visited_20_Internet_20_Link">Business Name Generator - free AI-powered naming tool – Namelix</text:a></text:p>
      <text:p text:style-name="P1"/>
      <text:p text:style-name="P2"><text:a xlink:type="simple" xlink:href="http://www.github.com/" office:target-frame-name="_blank" xlink:show="new" text:style-name="Internet_20_link" text:visited-style-name="Visited_20_Internet_20_Link">www.github.com</text:a></text:p>
      <text:p text:style-name="P2"><text:a xlink:type="simple" xlink:href="mailto:mdhyan.99@gmail.com" text:style-name="Internet_20_link" text:visited-style-name="Visited_20_Internet_20_Link">mdhyan.99@gmail.com</text:a></text:p>
      <text:p text:style-name="P3"><text:s/><text:span text:style-name="T1">Benuztname </text:span></text:p>
      <text:p text:style-name="P3">mdhyan<text:span text:style-name="T1">9</text:span>9</text:p>
      <text:p text:style-name="P4">Password:1989…..!</text:p>
      <text:p text:style-name="P7"><text:a xlink:type="simple" xlink:href="https://pearl.de/" text:style-name="Internet_20_link" text:visited-style-name="Visited_20_Internet_20_Link"><text:span text:style-name="T2">https://pearl.de</text:span></text:a> </text:p>
      <text:p text:style-name="P4"><text:a xlink:type="simple" xlink:href="https://learngitbranching.js.org/?locale=de_DE" office:target-frame-name="_blank" xlink:show="new" text:style-name="Internet_20_link" text:visited-style-name="Visited_20_Internet_20_Link">https://learngitbranching.js.org/?locale=de_DE</text:a><text:span text:style-name="T3">(hier ist wichtig muss viel übung machen</text:span><text:span text:style-name="T4">)</text:span></text:p>
      <text:p text:style-name="P5">هنا من المهم أن تفعل الكثير من التمارين</text:p>
      <text:p text:style-name="P6"><text:a xlink:type="simple" xlink:href="https://www.youtube.com/watch?v=Dxcc6ycZ73M" office:target-frame-name="_blank" xlink:show="new" text:style-name="Internet_20_link" text:visited-style-name="Visited_20_Internet_20_Link"><text:span text:style-name="T4">What is the Internet?</text:span></text:a></text:p>
      <text:p text:style-name="P6"><text:a xlink:type="simple" xlink:href="https://geotraceroute.com/" text:style-name="Internet_20_link" text:visited-style-name="Visited_20_Internet_20_Link">https://geotraceroute.com/</text:a> <text:s/><text:span text:style-name="T5">für github</text:span></text:p>
      <text:p text:style-name="P6"><text:a xlink:type="simple" xlink:href="https://learngitbranching.js.org/?locale=de_DE" text:style-name="Internet_20_link" text:visited-style-name="Visited_20_Internet_20_Link"><text:span text:style-name="T7">https://learngitbranching.js.org/?locale=de_DE</text:span></text:a><text:span text:style-name="T7"> </text:span><text:span text:style-name="T6"><text:s/>https://learngitbranching.js.org/?locale=de_DE</text:span></text:p>
      <text:p text:style-name="P6"/>
      <text:p text:style-name="Standard"><text:a xlink:type="simple" xlink:href="https://www.typingstudy.com/de-german-2/lesson/1/part/4" text:style-name="Internet_20_link" text:visited-style-name="Visited_20_Internet_20_Link">https://www.typingstudy.com/de-german-2/lesson/1/part/4</text:a> <text:s/><text:span text:style-name="T8">schnell learnen auf</text:span></text:p>
      <text:p text:style-name="P8"><text:span text:style-name="T8"><text:s/>keyboard</text:span></text:p>
      <text:p text:style-name="P8"><text:a xlink:type="simple" xlink:href="https://app.mural.co/t/digitalcareerinstitute8628/m/digitalcareerinstitute8628/1647419446781/d9ee39dbac761b9d49d3b3bad351c4a515e48ded" text:style-name="Internet_20_link" text:visited-style-name="Visited_20_Internet_20_Link"><text:span text:style-name="T2">https://app.mural.co/t/digitalcareerinstitute8628/m/digitalcareerinstitute8628/1647419446781/d9ee39dbac761b9d49d3b3bad351c4a515e48ded</text:span></text:a> </text:p>
      <text:p text:style-name="P9"/>
      <text:p text:style-name="P11">phonics practice 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5T13:34:57.700365817</meta:creation-date>
    <dc:date>2022-06-05T21:28:29.816681795</dc:date>
    <meta:editing-duration>P6DT3H50M30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17" meta:word-count="48" meta:character-count="685" meta:non-whitespace-character-count="644"/>
  </office:meta>
</office:document-meta>
</file>